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4"/>SNU developer log day 444</text:h>
      <text:p text:style-name="P2">I gave myself less time again today, as I didn't have as much I wanted to do. Today, I spent some more time testing out my Fedora 31 virtual machine. I learned some important things about web development. For example, they way I have been setting up file path hyperlinks is correct, but I may have made issues with capitalization many times. Windows doesn't care, and capitalizes (or makes it lowercase) for me, but I don't intend SNU server software to be run on Windows, and I need to make it more neutral, so I will begin to correct errors like this when I see them.</text:p>
      <text:p text:style-name="P2">Today, I worked on documentation (as usual) and a small update to the video player, adding translations to labels, so people can recognize them better (so people who read in Polish can recognize Polskie instead of Polish for example) I did some changes to the video width and height system as well. I also began to make separate developer log and update log pages for both the update log and developer log for before February 29th 2020, as I need to remove lots more comments from the update log, and have separate entries that go far back. I will do 10 a day for the update log and 10 a day for the developer log, but I won't export yet. I didn't do anything else today. Today was an Ok day for development. So my brother-in-law found some time and might look at the BSoD project. He said he would get back to me tonight.</text:p>
      <text:p text:style-name="P2">He got back to me tonight, and I also had some time to play with my Kubuntu 18.04 Virtual Machine. I was going to try Manjaro tonight, as I am trying to get familiar with all Linux desktops and distros (XFCE was the next on my list after GNOME and KDE)</text:p>
      <text:p text:style-name="Text_20_body"><text:span text:style-name="T1">Sean Patrick Myrick on April 1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6:52:28.836000000</meta:creation-date>
    <dc:date>2020-04-19T16:52:53.935000000</dc:date>
    <meta:editing-duration>PT26S</meta:editing-duration>
    <meta:editing-cycles>1</meta:editing-cycles>
    <meta:document-statistic meta:table-count="0" meta:image-count="0" meta:object-count="0" meta:page-count="1" meta:paragraph-count="5" meta:word-count="324" meta:character-count="1706" meta:non-whitespace-character-count="1387"/>
    <meta:generator>LibreOffice/6.1.2.1$Windows_X86_64 LibreOffice_project/65905a128db06ba48db947242809d14d3f9a93fe</meta:generator>
  </office:meta>
</office:document-meta>
</file>